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0257in" fo:margin-left="0.0715in" style:page-number="auto" table:align="left" style:writing-mode="lr-tb"/>
    </style:style>
    <style:style style:name="Table1.A" style:family="table-column">
      <style:table-column-properties style:column-width="2.9306in"/>
    </style:style>
    <style:style style:name="Table1.B" style:family="table-column">
      <style:table-column-properties style:column-width="3.0951in"/>
    </style:style>
    <style:style style:name="Table1.1" style:family="table-row">
      <style:table-row-properties style:min-row-height="0.1771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middle" fo:padding="0in" fo:border="none" style:writing-mode="lr-tb"/>
    </style:style>
    <style:style style:name="Table1.2" style:family="table-row">
      <style:table-row-properties style:min-row-height="0.466in" fo:keep-together="auto"/>
    </style:style>
    <style:style style:name="Table1.A2" style:family="table-cell">
      <style:table-cell-properties style:vertical-align="bottom" style:border-line-width-bottom="0.0208in 0.0208in 0.0208in" fo:padding-left="0.075in" fo:padding-right="0.075in" fo:padding-top="0in" fo:padding-bottom="0in" fo:border-left="none" fo:border-right="none" fo:border-top="none" fo:border-bottom="4.5pt double #000000" style:writing-mode="lr-tb"/>
    </style:style>
    <style:style style:name="Table2" style:family="table">
      <style:table-properties style:width="6.575in" table:align="left" style:writing-mode="lr-tb"/>
    </style:style>
    <style:style style:name="Table2.A" style:family="table-column">
      <style:table-column-properties style:column-width="3.1736in"/>
    </style:style>
    <style:style style:name="Table2.B" style:family="table-column">
      <style:table-column-properties style:column-width="0.4938in"/>
    </style:style>
    <style:style style:name="Table2.C" style:family="table-column">
      <style:table-column-properties style:column-width="2.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2.B1" style:family="table-cell">
      <style:table-cell-properties style:vertical-align="top" fo:padding="0in" fo:border="none" style:writing-mode="lr-tb"/>
    </style:style>
    <style:style style:name="Table2.C1" style:family="table-cell">
      <style:table-cell-properties style:vertical-align="top" fo:padding="0in" fo:border-left="none" fo:border-right="none" fo:border-top="1pt solid #000000" fo:border-bottom="none" style:writing-mode="lr-tb"/>
    </style:style>
    <style:style style:name="Table3" style:family="table">
      <style:table-properties style:width="3.4125in" table:align="left" style:writing-mode="lr-tb"/>
    </style:style>
    <style:style style:name="Table3.A" style:family="table-column">
      <style:table-column-properties style:column-width="3.412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3.2" style:family="table-row">
      <style:table-row-properties style:min-row-height="0.0389in" fo:keep-together="auto"/>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575in" table:align="left" style:writing-mode="lr-tb"/>
    </style:style>
    <style:style style:name="Table4.A" style:family="table-column">
      <style:table-column-properties style:column-width="3.1757in"/>
    </style:style>
    <style:style style:name="Table4.B" style:family="table-column">
      <style:table-column-properties style:column-width="0.4931in"/>
    </style:style>
    <style:style style:name="Table4.C" style:family="table-column">
      <style:table-column-properties style:column-width="2.906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4.B1" style:family="table-cell">
      <style:table-cell-properties style:vertical-align="top" fo:padding="0in" fo:border="none" style:writing-mode="lr-tb"/>
    </style:style>
    <style:style style:name="Table4.C1" style:family="table-cell">
      <style:table-cell-properties style:vertical-align="top" fo:padding="0in" fo:border-left="none" fo:border-right="none" fo:border-top="1pt solid #000000" fo:border-bottom="none" style:writing-mode="lr-tb"/>
    </style:style>
    <style:style style:name="Table5" style:family="table">
      <style:table-properties style:width="3.4125in" table:align="left" style:writing-mode="lr-tb"/>
    </style:style>
    <style:style style:name="Table5.A" style:family="table-column">
      <style:table-column-properties style:column-width="3.4125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2" style:family="table-row">
      <style:table-row-properties style:min-row-height="0.0389in" fo:keep-together="auto"/>
    </style:style>
    <style:style style:name="Table5.A2" style:family="table-cell">
      <style:table-cell-properties style:vertical-align="top" fo:padding-left="0.075in" fo:padding-right="0.075in" fo:padding-top="0in" fo:padding-bottom="0in" fo:border="none" style:writing-mode="lr-tb"/>
    </style:style>
    <style:style style:name="Table6" style:family="table" style:master-page-name="Convert_20_2">
      <style:table-properties style:width="6.5833in" fo:margin-left="-0.0313in" style:page-number="auto" table:align="left" style:writing-mode="lr-tb"/>
    </style:style>
    <style:style style:name="Table6.A" style:family="table-column">
      <style:table-column-properties style:column-width="3.0861in"/>
    </style:style>
    <style:style style:name="Table6.B" style:family="table-column">
      <style:table-column-properties style:column-width="0.4111in"/>
    </style:style>
    <style:style style:name="Table6.1" style:family="table-row">
      <style:table-row-properties fo:keep-together="auto"/>
    </style:style>
    <style:style style:name="Table6.A1" style:family="table-cell">
      <style:table-cell-properties style:vertical-align="top" fo:padding="0.0104in" fo:border="none" style:writing-mode="lr-tb"/>
    </style:style>
    <style:style style:name="P1" style:family="paragraph" style:parent-style-name="Normal_5f_0" style:master-page-name="Convert_20_1">
      <style:paragraph-properties style:line-height-at-least="4.3752in" fo:text-align="center" style:justify-single-word="false" style:page-number="auto"/>
      <style:text-properties style:font-name="Arial" fo:language="none" fo:country="none" style:font-name-asian="Arial" style:language-asian="none" style:country-asian="none" style:font-name-complex="Arial" style:language-complex="none" style:country-complex="none"/>
    </style:style>
    <style:style style:name="P2" style:family="paragraph" style:parent-style-name="Standard">
      <style:paragraph-properties fo:text-align="center" style:justify-single-word="false"/>
      <style:text-properties style:font-name="Arial" fo:font-size="16pt" fo:language="none" fo:country="none" fo:font-weight="bold" style:font-name-asian="Arial" style:font-size-asian="16pt" style:language-asian="none" style:country-asian="none" style:font-weight-asian="bold" style:font-name-complex="Arial" style:font-size-complex="16pt" style:language-complex="none" style:country-complex="none" style:font-weight-complex="bold"/>
    </style:style>
    <style:style style:name="P3" style:family="paragraph" style:parent-style-name="Standard">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P4" style:family="paragraph" style:parent-style-name="Standard">
      <style:paragraph-properties fo:text-align="justify" style:justify-single-word="false"/>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P5" style:family="paragraph" style:parent-style-name="Standard">
      <style:paragraph-properties fo:text-align="justify" style:justify-single-word="false"/>
      <style:text-properties style:font-name="Arial" fo:font-size="10pt" fo:language="none" fo:country="none" officeooo:paragraph-rsid="000dde36" style:font-name-asian="Arial" style:font-size-asian="10pt" style:language-asian="none" style:country-asian="none" style:font-name-complex="Arial" style:font-size-complex="10pt" style:language-complex="none" style:country-complex="none"/>
    </style:style>
    <style:style style:name="P6" style:family="paragraph" style:parent-style-name="Standard">
      <style:text-properties style:font-name="Arial" fo:font-size="14pt" fo:language="none" fo:country="none" fo:font-weight="bold" style:font-name-asian="Arial" style:font-size-asian="14pt" style:language-asian="none" style:country-asian="none" style:font-weight-asian="bold" style:font-name-complex="Arial" style:font-size-complex="14pt" style:language-complex="none" style:country-complex="none" style:font-weight-complex="bold"/>
    </style:style>
    <style:style style:name="P7" style:family="paragraph" style:parent-style-name="Standard">
      <style:text-properties fo:language="none" fo:country="none" style:language-asian="none" style:country-asian="none" style:language-complex="none" style:country-complex="none"/>
    </style:style>
    <style:style style:name="P8" style:family="paragraph" style:parent-style-name="Standard">
      <style:text-properties fo:font-size="10pt" fo:language="none" fo:country="none" style:font-size-asian="10pt" style:language-asian="none" style:country-asian="none" style:font-size-complex="10pt" style:language-complex="none" style:country-complex="none"/>
    </style:style>
    <style:style style:name="P9" style:family="paragraph" style:parent-style-name="Standard">
      <style:paragraph-properties fo:text-align="justify" style:justify-single-word="false"/>
      <style:text-properties fo:font-size="10pt" fo:language="none" fo:country="none" style:font-size-asian="10pt" style:language-asian="none" style:country-asian="none" style:font-size-complex="10pt" style:language-complex="none" style:country-complex="none"/>
    </style:style>
    <style:style style:name="P10" style:family="paragraph" style:parent-style-name="Standard">
      <style:text-properties fo:color="#000000" style:font-name="Arial" fo:font-size="10pt" style:font-size-asian="10pt" style:font-name-complex="Arial" style:font-size-complex="13.5pt"/>
    </style:style>
    <style:style style:name="P11" style:family="paragraph" style:parent-style-name="Standard">
      <style:paragraph-properties fo:text-align="end" style:justify-single-word="false"/>
      <style:text-properties style:font-name="Arial" fo:font-size="10pt" style:font-size-asian="10pt" style:font-size-complex="10pt"/>
    </style:style>
    <style:style style:name="P12" style:family="paragraph" style:parent-style-name="Standard">
      <style:paragraph-properties fo:margin-left="-0.0752in" fo:margin-right="0in" fo:margin-top="0.0138in" fo:margin-bottom="0in" loext:contextual-spacing="false" fo:line-height="115%" fo:text-indent="0in" style:auto-text-indent="false"/>
    </style:style>
    <style:style style:name="P13" style:family="paragraph" style:parent-style-name="Standard">
      <style:paragraph-properties fo:margin-left="0in" fo:margin-right="-0.0752in" fo:margin-top="0.0138in" fo:margin-bottom="0in" loext:contextual-spacing="false" fo:text-align="end" style:justify-single-word="false" fo:text-indent="0in" style:auto-text-indent="false"/>
      <style:text-properties style:font-name="Arial" fo:font-size="8pt" fo:language="none" fo:country="none" style:font-name-asian="Arial" style:font-size-asian="8pt" style:language-asian="none" style:country-asian="none" style:font-name-complex="Arial" style:font-size-complex="8pt" style:language-complex="none" style:country-complex="none"/>
    </style:style>
    <style:style style:name="P14" style:family="paragraph" style:parent-style-name="Standard">
      <style:paragraph-properties fo:margin-left="-0.0626in" fo:margin-right="0in" fo:text-indent="0in" style:auto-text-indent="false"/>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P15" style:family="paragraph" style:parent-style-name="Standard">
      <style:paragraph-properties fo:margin-left="-0.0626in" fo:margin-right="0in" fo:text-indent="0in" style:auto-text-indent="false"/>
      <style:text-properties fo:language="none" fo:country="none" style:language-asian="none" style:country-asian="none" style:language-complex="none" style:country-complex="none"/>
    </style:style>
    <style:style style:name="P16" style:family="paragraph" style:parent-style-name="Normal_5f_1">
      <style:text-properties fo:text-transform="uppercase" style:font-name="Arial" fo:font-size="10pt" fo:letter-spacing="0.0102in" fo:language="none" fo:country="none" fo:font-weight="bold" style:font-name-asian="Arial" style:font-size-asian="10pt" style:language-asian="none" style:country-asian="none" style:font-weight-asian="bold" style:font-name-complex="Arial" style:font-size-complex="10pt" style:language-complex="none" style:country-complex="none" style:font-weight-complex="bold"/>
    </style:style>
    <style:style style:name="P17" style:family="paragraph" style:parent-style-name="Normal_5f_1">
      <style:paragraph-properties style:snap-to-layout-grid="false"/>
      <style:text-properties fo:language="none" fo:country="none" style:language-asian="none" style:country-asian="none" style:language-complex="none" style:country-complex="none"/>
    </style:style>
    <style:style style:name="P18" style:family="paragraph" style:parent-style-name="Normal_5f_1">
      <style:paragraph-properties fo:text-align="end" style:justify-single-word="false"/>
    </style:style>
    <style:style style:name="P19" style:family="paragraph" style:parent-style-name="Normal_5f_1">
      <style:paragraph-properties fo:margin-left="0in" fo:margin-right="0.1752in" fo:text-indent="0in" style:auto-text-indent="false"/>
      <style:text-properties style:font-name="Arial" fo:font-size="14pt" fo:language="none" fo:country="none" fo:font-weight="bold" style:font-name-asian="Arial" style:font-size-asian="14pt" style:language-asian="none" style:country-asian="none" style:font-weight-asian="bold" style:font-name-complex="Arial" style:font-size-complex="14pt" style:language-complex="none" style:country-complex="none" style:font-weight-complex="bold"/>
    </style:style>
    <style:style style:name="P20" style:family="paragraph" style:parent-style-name="Normal_5f_1">
      <style:paragraph-properties fo:margin-left="0in" fo:margin-right="0.1752in" fo:text-indent="0in" style:auto-text-indent="false"/>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P21" style:family="paragraph" style:parent-style-name="Normal_5f_1">
      <style:paragraph-properties fo:margin-left="0in" fo:margin-right="0.1752in" fo:text-align="justify" style:justify-single-word="false" fo:text-indent="0in" style:auto-text-indent="false"/>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P22" style:family="paragraph" style:parent-style-name="Normal_5f_1">
      <style:paragraph-properties fo:margin-left="0in" fo:margin-right="0.1752in" fo:text-indent="0in" style:auto-text-indent="false"/>
      <style:text-properties fo:text-transform="uppercase" style:font-name="Arial" fo:font-size="10pt" fo:letter-spacing="0.0102in" fo:language="none" fo:country="none" fo:font-weight="bold" style:font-name-asian="Arial" style:font-size-asian="10pt" style:language-asian="none" style:country-asian="none" style:font-weight-asian="bold" style:font-name-complex="Arial" style:font-size-complex="10pt" style:language-complex="none" style:country-complex="none" style:font-weight-complex="bold"/>
    </style:style>
    <style:style style:name="P23" style:family="paragraph" style:parent-style-name="Normal_5f_1">
      <style:paragraph-properties fo:margin-left="0in" fo:margin-right="0.1752in" fo:text-indent="0in" style:auto-text-indent="false"/>
      <style:text-properties fo:language="none" fo:country="none" style:language-asian="none" style:country-asian="none" style:language-complex="none" style:country-complex="none"/>
    </style:style>
    <style:style style:name="P24" style:family="paragraph" style:parent-style-name="Normal_5f_1">
      <style:paragraph-properties fo:margin-left="0in" fo:margin-right="0.1752in" fo:text-align="justify" style:justify-single-word="false" fo:text-indent="0in" style:auto-text-indent="false"/>
      <style:text-properties fo:language="none" fo:country="none" style:language-asian="none" style:country-asian="none" style:language-complex="none" style:country-complex="none"/>
    </style:style>
    <style:style style:name="P25" style:family="paragraph" style:parent-style-name="Normal_5f_1">
      <style:paragraph-properties fo:margin-left="0in" fo:margin-right="0.1752in" fo:text-align="justify" style:justify-single-word="false" fo:text-indent="0in" style:auto-text-indent="false"/>
    </style:style>
    <style:style style:name="P26" style:family="paragraph" style:parent-style-name="Normal_5f_1">
      <style:paragraph-properties fo:margin-left="0in" fo:margin-right="0.05in" fo:text-align="justify" style:justify-single-word="false" fo:text-indent="0in" style:auto-text-indent="false"/>
      <style:text-properties fo:language="none" fo:country="none" style:language-asian="none" style:country-asian="none" style:language-complex="none" style:country-complex="none"/>
    </style:style>
    <style:style style:name="P27" style:family="paragraph" style:parent-style-name="Normal_5f_1">
      <style:paragraph-properties fo:margin-left="0in" fo:margin-right="0.05in" fo:text-align="justify" style:justify-single-word="false" fo:text-indent="0in" style:auto-text-indent="false"/>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P28" style:family="paragraph" style:parent-style-name="Normal_5f_1">
      <style:paragraph-properties fo:margin-left="0.5in" fo:margin-right="0.1752in" fo:text-indent="-0.25in" style:auto-text-indent="false"/>
    </style:style>
    <style:style style:name="P29" style:family="paragraph" style:parent-style-name="Normal_5f_1">
      <style:paragraph-properties fo:margin-left="0.5in" fo:margin-right="0.1752in" fo:text-align="justify" style:justify-single-word="false" fo:text-indent="-0.25in" style:auto-text-indent="false"/>
      <style:text-properties fo:language="none" fo:country="none" style:language-asian="none" style:country-asian="none" style:language-complex="none" style:country-complex="none"/>
    </style:style>
    <style:style style:name="P30" style:family="paragraph" style:parent-style-name="Normal_5f_1">
      <style:paragraph-properties fo:margin-left="0.5in" fo:margin-right="0.35in" fo:text-indent="-0.25in" style:auto-text-indent="false"/>
    </style:style>
    <style:style style:name="P31" style:family="paragraph" style:parent-style-name="Normal_5f_1">
      <style:paragraph-properties fo:text-align="end" style:justify-single-word="false" fo:padding="0in" fo:border-left="none" fo:border-right="none" fo:border-top="none" fo:border-bottom="0.99pt solid #000000"/>
    </style:style>
    <style:style style:name="T1" style:family="text">
      <style:text-properties style:font-name="Arial" fo:font-size="8pt" fo:language="none" fo:country="none" style:font-name-asian="Arial" style:font-size-asian="8pt" style:language-asian="none" style:country-asian="none" style:font-name-complex="Arial" style:font-size-complex="8pt" style:language-complex="none" style:country-complex="none"/>
    </style:style>
    <style:style style:name="T2" style:family="text">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T3" style:family="text">
      <style:text-properties style:font-name="Arial" fo:font-size="10pt" fo:language="none" fo:country="none" officeooo:rsid="000dde36" style:font-name-asian="Arial" style:font-size-asian="10pt" style:language-asian="none" style:country-asian="none" style:font-name-complex="Arial" style:font-size-complex="10pt" style:language-complex="none" style:country-complex="none"/>
    </style:style>
    <style:style style:name="T4" style:family="text">
      <style:text-properties style:font-name="Arial" fo:font-size="10pt" fo:language="none" fo:country="none" fo:font-weight="bold" style:font-name-asian="Arial" style:font-size-asian="10pt" style:language-asian="none" style:country-asian="none" style:font-weight-asian="bold" style:font-name-complex="Arial" style:font-size-complex="10pt" style:language-complex="none" style:country-complex="none" style:font-weight-complex="bold"/>
    </style:style>
    <style:style style:name="T5" style:family="text">
      <style:text-properties style:font-name="Arial" fo:font-size="7pt" fo:language="none" fo:country="none" style:font-name-asian="Arial" style:font-size-asian="7pt" style:language-asian="none" style:country-asian="none" style:font-name-complex="Arial" style:font-size-complex="7pt" style:language-complex="none" style:country-complex="none"/>
    </style:style>
    <style:style style:name="T6" style:family="text">
      <style:text-properties style:font-name="Arial" fo:font-size="7pt" fo:language="none" fo:country="none" fo:font-weight="bold" style:font-name-asian="Arial" style:font-size-asian="7pt" style:language-asian="none" style:country-asian="none" style:font-weight-asian="bold" style:font-name-complex="Arial" style:font-size-complex="7pt" style:language-complex="none" style:country-complex="none" style:font-weight-complex="bold"/>
    </style:style>
    <style:style style:name="T7" style:family="text">
      <style:text-properties style:font-name="Arial" style:font-name-asian="Arial" style:font-name-complex="Arial"/>
    </style:style>
    <style:style style:name="T8" style:family="text">
      <style:text-properties style:font-name-asian="Arial" style:font-name-complex="Arial"/>
    </style:style>
    <style:style style:name="T9" style:family="text">
      <style:text-properties fo:language="none" fo:country="none" style:language-asian="none" style:country-asian="none" style:language-complex="none" style:country-complex="none"/>
    </style:style>
    <style:style style:name="T10" style:family="text">
      <style:text-properties fo:language="none" fo:country="none" style:font-name-asian="Arial" style:language-asian="none" style:country-asian="none" style:language-complex="none" style:country-complex="none"/>
    </style:style>
    <style:style style:name="T11" style:family="text">
      <style:text-properties fo:font-size="10pt" fo:language="none" fo:country="none" style:font-size-asian="10pt" style:language-asian="none" style:country-asian="none" style:font-size-complex="10pt" style:language-complex="none" style:country-complex="none"/>
    </style:style>
    <style:style style:name="T12" style:family="text">
      <style:text-properties fo:font-size="10pt" style:font-size-asian="8.75pt" style:font-size-complex="10pt"/>
    </style:style>
    <style:style style:name="T13" style:family="text">
      <style:text-properties style:font-name="Times" fo:font-size="10pt" style:font-size-asian="10pt" style:font-name-complex="Times" style:font-size-complex="10pt"/>
    </style:style>
    <style:style style:name="T14" style:family="text">
      <style:text-properties fo:font-size="11.5pt" fo:language="none" fo:country="none" style:font-size-asian="11.5pt" style:language-asian="none" style:country-asian="none" style:font-size-complex="11.5pt" style:language-complex="none" style:country-complex="none"/>
    </style:style>
    <style:style style:name="T15" style:family="text">
      <style:text-properties fo:text-transform="uppercase" fo:font-size="10pt" fo:letter-spacing="0.0102in" fo:language="none" fo:country="none" fo:font-weight="bold" style:font-size-asian="10pt" style:language-asian="none" style:country-asian="none" style:font-weight-asian="bold" style:font-size-complex="10pt" style:language-complex="none" style:country-complex="none" style:font-weight-complex="bold"/>
    </style:style>
    <style:style style:name="T16" style:family="text">
      <style:text-properties officeooo:rsid="000dde36"/>
    </style:style>
    <style:style style:name="T17" style:family="text">
      <style:text-properties style:font-name="Arial"/>
    </style:style>
    <style:style style:name="T18" style:family="text">
      <style:text-properties style:font-name="Arial"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2"><text:span text:style-name="T1">State of Callifornia</text:span></text:p>
          </table:table-cell>
          <table:table-cell table:style-name="Table1.B1" office:value-type="string">
            <text:p text:style-name="P13">Rev. <text:span text:style-name="T16">2</text:span>6</text:p>
          </table:table-cell>
        </table:table-row>
        <table:table-row table:style-name="Table1.2">
          <table:table-cell table:style-name="Table1.A2" table:number-columns-spanned="2" office:value-type="string">
            <text:p text:style-name="P2">General Release</text:p>
          </table:table-cell>
          <table:covered-table-cell/>
        </table:table-row>
      </table:table>
      <text:p text:style-name="P9"/>
      <text:p text:style-name="P5">This General Release (this "Release") is made this<text:span text:style-name="T16"> _________</text:span>,<text:span text:style-name="T16"> </text:span>2018, by and between<text:span text:style-name="T16"> </text:span>People’s Open Network/Omni Commons(“Releasor”) and<text:span text:style-name="T16"> ___________________________________</text:span>,<text:span text:style-name="T16"> whose property is located</text:span> at<text:span text:style-name="T16"> ______________________________________, </text:span>CA <text:span text:style-name="T16">_________</text:span>(“Releasee”).</text:p>
      <text:p text:style-name="P9"/>
      <text:p text:style-name="P4">1.  Releasor and anyone claiming on behalf of Releasor releases and forever discharges Releasee and its affiliates, successors and assigns, officers, employees, representatives, partners, agents and anyone claiming through them (collectively, the “Released Parties”), in their individual and/or corporate capacities from any and all claims, liabilities, obligations, promises, agreements, disputes, demands, damages, causes of action of any nature and kind, known or unknown, which Releasor has or ever had or may in the future have against Releasee or any of the Released Parties arising out of or relating to: installation of an internet antenna and hub on the roof of the Releasee’s residence at 455 Valle Vista Ave., Oakland CA 94610 (“Claims”). </text:p>
      <text:p text:style-name="P9"/>
      <text:p text:style-name="P4">2.  In exchange for the release of Claims, Releasee will provide Releasor a payment in the amount of  $1.00.  In consideration of such payment, Releasor agrees to accept the payment as full and complete settlement and satisfaction of any present and prospective claims. </text:p>
      <text:p text:style-name="P9"/>
      <text:p text:style-name="P4">3.  This Release shall not be in any way construed as an admission by the Releasee that it has acted wrongfully with respect to Releasor or any other person, that it admits liability or responsibility at any time for any purpose, or that Releasor has any rights whatsoever against the Releasee. </text:p>
      <text:p text:style-name="P9"/>
      <text:p text:style-name="P4">4.  This Release shall be binding upon and inure to the benefit of the parties and their respective heirs, administrators, personal representatives, executors, successors and assigns. Releasor has the authority to release the Claims and has not assigned or transferred any Claims to any other party. The provisions of this Release are severable.  If any provision is held to be invalid or unenforceable, it shall not affect the validity or enforceability of any other provision. This Release constitutes the entire agreement between the parties and supersedes any and all prior oral or written agreements or understandings between the parties concerning the subject matter of this Release. This Release may not be altered, amended or modified, except by a written document signed by both parties. The terms of this Release shall be governed by and construed in accordance with the laws of the State of California</text:p>
      <text:p text:style-name="P9"/>
      <text:p text:style-name="P4">5.  Both parties represent they fully understand their right to review all aspects of this Release with attorneys of their choice, that they have had the opportunity to consult with attorneys of their choice, that they have carefully read and fully understand all the provisions of this Release and that they are freely, knowingly and voluntarily entering into this Release. </text:p>
      <text:p text:style-name="P4"/>
      <text:p text:style-name="P10">6. We, both releasor and releasee, understand while participating in this activity, we may be photographed. We agree to allow our photo, video, or film likeness to be used for any legitimate purpose by the activity holders, producers, sponsors, and organizers</text:p>
      <text:p text:style-name="P4"> </text:p>
      <text:p text:style-name="P8"/>
      <text:p text:style-name="P3"> </text:p>
      <text:p text:style-name="P6">SIGNATURES</text:p>
      <text:p text:style-name="P7"/>
      <text:p text:style-name="P7"/>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Signature of Releasor</text:p>
          </table:table-cell>
          <table:table-cell table:style-name="Table2.B1" office:value-type="string">
            <text:p text:style-name="P3"> </text:p>
          </table:table-cell>
          <table:table-cell table:style-name="Table2.C1" office:value-type="string">
            <text:p text:style-name="P3">Date</text:p>
          </table:table-cell>
        </table:table-row>
      </table:table>
      <text:p text:style-name="P7"/>
      <table:table table:name="Table3" table:style-name="Table3">
        <table:table-column table:style-name="Table3.A"/>
        <table:table-row table:style-name="Table3.1">
          <table:table-cell table:style-name="Table3.A1" office:value-type="string">
            <text:p text:style-name="P14">  </text:p>
          </table:table-cell>
        </table:table-row>
        <text:soft-page-break/>
        <table:table-row table:style-name="Table3.2">
          <table:table-cell table:style-name="Table3.A2" office:value-type="string">
            <text:p text:style-name="P14">Printed Name of Releasor </text:p>
            <text:p text:style-name="P15"/>
          </table:table-cell>
        </table:table-row>
      </table:table>
      <text:p text:style-name="P3"> </text:p>
      <text:p text:style-name="P3"> </text:p>
      <text:p text:style-name="P7"/>
      <text:p text:style-name="P7"/>
      <text:p text:style-name="P3">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Signature of Releasee<text:tab/></text:p>
          </table:table-cell>
          <table:table-cell table:style-name="Table4.B1" office:value-type="string">
            <text:p text:style-name="P3"> </text:p>
          </table:table-cell>
          <table:table-cell table:style-name="Table4.C1" office:value-type="string">
            <text:p text:style-name="P3">Date</text:p>
          </table:table-cell>
        </table:table-row>
      </table:table>
      <text:p text:style-name="P7"/>
      <table:table table:name="Table5" table:style-name="Table5">
        <table:table-column table:style-name="Table5.A"/>
        <table:table-row table:style-name="Table5.1">
          <table:table-cell table:style-name="Table5.A1" office:value-type="string">
            <text:p text:style-name="P14">   </text:p>
          </table:table-cell>
        </table:table-row>
        <table:table-row table:style-name="Table5.2">
          <table:table-cell table:style-name="Table5.A2" office:value-type="string">
            <text:p text:style-name="P14">Printed Name of Releasee</text:p>
          </table:table-cell>
        </table:table-row>
      </table:table>
      <text:p text:style-name="P7"/>
      <text:p text:style-name="P7"/>
      <text:p text:style-name="P7"/>
      <text:p text:style-name="P7"/>
      <text:p text:style-name="P1">This page intentionally left blank.</text:p>
      <table:table table:name="Table6" table:style-name="Table6">
        <table:table-column table:style-name="Table6.A"/>
        <table:table-column table:style-name="Table6.B"/>
        <table:table-column table:style-name="Table6.A"/>
        <table:table-row table:style-name="Table6.1">
          <table:table-cell table:style-name="Table6.A1" office:value-type="string">
            <text:p text:style-name="P19">GENERAL INSTRUCTIONS<text:line-break/></text:p>
            <text:p text:style-name="P22">WHAT IS A RELEASE OR WAIVER AGREEMENT?</text:p>
            <text:p text:style-name="P23"/>
            <text:p text:style-name="P20">A Release of Liability Form or Waiver of Liability Form is a legal document between two parties, the Releasor or person participating in an event or activity, and the Releasee or organizer or sponsor worried about accidents occurring. By signing the Release or Waiver, the participant understands the risks involved and agrees to not sue the organizers if anything happens.</text:p>
            <text:p text:style-name="P26"/>
            <text:p text:style-name="P27">A Release or Waiver is alternatively used when an accident like a car wreck or property damage has already occurred. Instead of going through an expensive lawsuit, both parties agree to settle the dispute out of court.</text:p>
            <text:p text:style-name="P26"/>
            <text:p text:style-name="P22">WHAT SHOULD BE INCLUDED</text:p>
            <text:p text:style-name="P23"/>
            <text:p text:style-name="P20">A simple waiver of liability will identify the following basic elements:</text:p>
            <text:p text:style-name="P24"/>
            <text:p text:style-name="P25"><text:span text:style-name="T4">Releasor:</text:span><text:span text:style-name="T2"> person who promises not to sue or take any legal action against the owner or organizer of the event or activity being attended</text:span></text:p>
            <text:p text:style-name="P25"><text:span text:style-name="T4">Releasee:</text:span><text:span text:style-name="T2"> owner or organizer of the event or activity who is at risk of being sued</text:span></text:p>
            <text:p text:style-name="P25"><text:span text:style-name="T4">Effective Date</text:span><text:span text:style-name="T2">: when the agreement shall take effect</text:span></text:p>
            <text:p text:style-name="P25"><text:span text:style-name="T4">Event:</text:span><text:span text:style-name="T2"> description of event, activity, or circumstances being held</text:span></text:p>
            <text:p text:style-name="P25"><text:span text:style-name="T4">Consideration:</text:span><text:span text:style-name="T2"> the amount of money, promised (in)action, or something of legal value given in return for signing the Release or Waiver</text:span></text:p>
            <text:p text:style-name="P25"><text:span text:style-name="T4">Governing Law:</text:span><text:span text:style-name="T2"> any disagreements will be resolved using the laws of one state</text:span></text:p>
            <text:p text:style-name="P24"/>
            <text:p text:style-name="P16">Other Names</text:p>
            <text:p text:style-name="P28"><text:span text:style-name="T2">·</text:span><text:span text:style-name="T5">         </text:span><text:span text:style-name="T2">Accident Waiver and Release of Liability Form</text:span></text:p>
            <text:p text:style-name="P28"><text:span text:style-name="T2">·</text:span><text:span text:style-name="T5">         </text:span><text:span text:style-name="T2">Conditional and Unconditional Waiver and Release Form</text:span></text:p>
            <text:p text:style-name="P28"><text:span text:style-name="T2">·</text:span><text:span text:style-name="T5">         </text:span><text:span text:style-name="T2">General Release</text:span></text:p>
            <text:p text:style-name="P28"><text:span text:style-name="T2">·</text:span><text:span text:style-name="T5">         </text:span><text:span text:style-name="T2">General Mutual Release</text:span></text:p>
          </table:table-cell>
          <table:table-cell table:style-name="Table6.A1" office:value-type="string">
            <text:p text:style-name="P17"/>
          </table:table-cell>
          <table:table-cell table:style-name="Table6.A1" office:value-type="string">
            <text:p text:style-name="P30"><text:span text:style-name="T2">·</text:span><text:span text:style-name="T5">         </text:span><text:span text:style-name="T2">Legal Release Liability</text:span></text:p>
            <text:p text:style-name="P30"><text:span text:style-name="T2">·</text:span><text:span text:style-name="T5">         </text:span><text:span text:style-name="T2">Waiver Form</text:span></text:p>
            <text:p text:style-name="P30"><text:span text:style-name="T2">·</text:span><text:span text:style-name="T5">         </text:span><text:span text:style-name="T2">Release of Liability</text:span></text:p>
            <text:p text:style-name="P30"><text:span text:style-name="T2">·</text:span><text:span text:style-name="T5">         </text:span><text:span text:style-name="T2">Form Release for Damage to Property</text:span></text:p>
            <text:p text:style-name="P30"><text:span text:style-name="T2">·</text:span><text:span text:style-name="T5">         </text:span><text:span text:style-name="T2">Release Waiver Agreement</text:span></text:p>
            <text:p text:style-name="P30"><text:span text:style-name="T2">·</text:span><text:span text:style-name="T5">         </text:span><text:span text:style-name="T2">Waiver of Liability Agreement</text:span></text:p>
            <text:p text:style-name="P23"/>
            <text:p text:style-name="P22">WHEN IS IT NEEDED</text:p>
            <text:p text:style-name="P20">A Release or Waiver of Liability is often needed either before or after an incident occurs. Organizations or people may be concerned about being taken to court by someone who accidentally gets injured while attending an event or activity they will be sponsoring.</text:p>
            <text:p text:style-name="P29"/>
            <text:p text:style-name="P21">Without a written Release or Waiver, everyone faces the possibility of being summoned to court or dragging out a disagreement over who owes what. A Release or Waiver in writing can prevent lost time, money, and mental anguish for both parties involved.</text:p>
            <text:p text:style-name="P24"/>
            <text:p text:style-name="P21">A Release of Liability or Waiver Form may also include one of these additional provisions:</text:p>
            <text:p text:style-name="P24"/>
            <text:p text:style-name="P25"><text:span text:style-name="T4">Assumption of Risk</text:span><text:span text:style-name="T2">: the participant understands that the activities are inherently hazardous and dangerous yet agree to assume the risk of being injured or harmed</text:span></text:p>
            <text:p text:style-name="P25"><text:span text:style-name="T4">Insurance:</text:span><text:span text:style-name="T2"> the individual is responsible for their own medical, health, or life insurance</text:span></text:p>
            <text:p text:style-name="P25"><text:span text:style-name="T4">Medical Treatment:</text:span><text:span text:style-name="T2"> the person will not sue even if they are further injured by any medical treatment given during an emergency at the event</text:span></text:p>
            <text:p text:style-name="P25"><text:span text:style-name="T5"> </text:span><text:span text:style-name="T4">Modifications</text:span><text:span text:style-name="T2">: any changes to the Release must be in writing</text:span></text:p>
            <text:p text:style-name="P25"><text:span text:style-name="T6"> </text:span><text:span text:style-name="T4">Photographic Release</text:span><text:span text:style-name="T2">: the participant agrees that images or recordings can be used in connection with the event attended</text:span></text:p>
            <text:p text:style-name="P25"><text:span text:style-name="T4">Right to Attorney</text:span><text:span text:style-name="T2">: everyone understands that they have the chance to consult with an attorney about the Release and are otherwise signing the Release voluntarily</text:span></text:p>
          </table:table-cell>
        </table:table-row>
      </table:table>
      <text:p text:style-name="Normal_5f_1"/>
      <text:p text:style-name="Normal_5f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5f_0" style:display-name="Normal_0"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5f_1" style:display-name="Normal_1"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15in" fo:margin-left="-0.075in" table:align="left" style:writing-mode="lr-tb"/>
    </style:style>
    <style:style style:name="Table7.A" style:family="table-column">
      <style:table-column-properties style:column-width="3.075in"/>
    </style:style>
    <style:style style:name="Table7.1" style:family="table-row">
      <style:table-row-properties style:min-row-height="0.2521in"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15in" fo:margin-left="-0.075in" table:align="left" style:writing-mode="lr-tb"/>
    </style:style>
    <style:style style:name="Table8.A" style:family="table-column">
      <style:table-column-properties style:column-width="3.075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6.5208in" fo:margin-left="-0.0104in" table:align="left" style:writing-mode="lr-tb"/>
    </style:style>
    <style:style style:name="Table9.A" style:family="table-column">
      <style:table-column-properties style:column-width="3.2604in"/>
    </style:style>
    <style:style style:name="Table9.1" style:family="table-row">
      <style:table-row-properties fo:keep-together="auto"/>
    </style:style>
    <style:style style:name="Table9.A1" style:family="table-cell">
      <style:table-cell-properties style:vertical-align="top" fo:padding="0.0104in" fo:border-left="none" fo:border-right="none" fo:border-top="1pt solid #000000" fo:border-bottom="none" style:writing-mode="lr-tb"/>
    </style:style>
    <style:style style:name="Table9.B1" style:family="table-cell">
      <style:table-cell-properties style:vertical-align="top" fo:padding-left="0.075in" fo:padding-right="0.075in" fo:padding-top="0in" fo:padding-bottom="0in" fo:border-left="none" fo:border-right="none" fo:border-top="1pt solid #000000" fo:border-bottom="none" style:writing-mode="lr-tb"/>
    </style:style>
    <style:style style:name="MP1" style:family="paragraph" style:parent-style-name="Standard">
      <style:paragraph-properties fo:text-align="end" style:justify-single-word="false"/>
      <style:text-properties style:font-name="Arial" fo:font-size="10pt" style:font-size-asian="10pt" style:font-size-complex="10pt"/>
    </style:style>
    <style:style style:name="MP2" style:family="paragraph" style:parent-style-name="Normal_5f_1">
      <style:paragraph-properties fo:text-align="end" style:justify-single-word="false" fo:padding="0in" fo:border-left="none" fo:border-right="none" fo:border-top="none" fo:border-bottom="0.99pt solid #000000"/>
    </style:style>
    <style:style style:name="MP3" style:family="paragraph" style:parent-style-name="Normal_5f_1">
      <style:paragraph-properties fo:text-align="end" style:justify-single-word="false"/>
    </style:style>
    <style:style style:name="MT1" style:family="text">
      <style:text-properties style:font-name="Arial" fo:font-size="10pt" fo:language="none" fo:country="none" fo:font-weight="bold" style:font-name-asian="Arial" style:font-size-asian="10pt" style:language-asian="none" style:country-asian="none" style:font-weight-asian="bold" style:font-name-complex="Arial" style:font-size-complex="10pt" style:language-complex="none" style:country-complex="none" style:font-weight-complex="bold"/>
    </style:style>
    <style:style style:name="MT2" style:family="text">
      <style:text-properties style:font-name="Arial" fo:font-size="10pt" fo:language="none" fo:country="none" style:font-name-asian="Arial" style:font-size-asian="10pt" style:language-asian="none" style:country-asian="none" style:font-name-complex="Arial" style:font-size-complex="10pt" style:language-complex="none" style:country-complex="none"/>
    </style:style>
    <style:style style:name="MT3" style:family="text">
      <style:text-properties style:font-name="Arial" fo:font-size="10pt" fo:language="none" fo:country="none" officeooo:rsid="000dde36" style:font-name-asian="Arial" style:font-size-asian="10pt" style:language-asian="none" style:country-asian="none" style:font-name-complex="Arial" style:font-size-complex="10pt" style:language-complex="none" style:country-complex="none"/>
    </style:style>
    <style:style style:name="MT4" style:family="text">
      <style:text-properties style:font-name-asian="Arial" style:font-name-complex="Arial"/>
    </style:style>
    <style:style style:name="MT5" style:family="text">
      <style:text-properties style:font-name="Arial" fo:font-size="10pt" style:font-size-asian="10pt" style:font-size-complex="10pt"/>
    </style:style>
    <style:style style:name="MT6" style:family="text">
      <style:text-properties style:font-name="Arial" style:font-name-asian="Arial" style:font-name-complex="Arial"/>
    </style:style>
    <style:page-layout style:name="Mpm1">
      <style:page-layout-properties fo:page-width="8.5in" fo:page-height="11in" style:num-format="1" style:print-orientation="portrait" fo:margin-top="1in" fo:margin-bottom="0.278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22in" fo:margin-top="0.6835in" style:dynamic-spacing="true"/>
      </style:footer-style>
    </style:page-layout>
    <style:page-layout style:name="Mpm2">
      <style:page-layout-properties fo:page-width="8.5in" fo:page-height="11in" style:num-format="1" style:print-orientation="portrait" fo:margin-top="1in" fo:margin-bottom="0.4917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top="0.4693in" style:dynamic-spacing="true"/>
      </style:footer-style>
    </style:page-layout>
    <style:page-layout style:name="Mpm3">
      <style:page-layout-properties fo:page-width="8.5in" fo:page-height="11in" style:num-format="1" style:print-orientation="portrait" fo:margin-top="0.4917in" fo:margin-bottom="0.278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bottom="0.4693in" style:dynamic-spacing="true"/>
      </style:header-style>
      <style:footer-style>
        <style:header-footer-properties fo:min-height="0.722in" fo:margin-top="0.6835in" style:dynamic-spacing="true"/>
      </style:footer-style>
    </style:page-layout>
  </office:automatic-styles>
  <office:master-styles>
    <style:master-page style:name="Standard" style:page-layout-name="Mpm1">
      <style:footer>
        <table:table table:name="Table7" table:style-name="Table7">
          <table:table-column table:style-name="Table7.A" table:number-columns-repeated="2"/>
          <table:table-row table:style-name="Table7.1">
            <table:table-cell table:style-name="Table7.A1" office:value-type="string">
              <text:p text:style-name="Standard"><text:span text:style-name="MT1">Release/Waiver Agreement </text:span><text:span text:style-name="MT2">(Rev. </text:span><text:span text:style-name="MT3">2</text:span><text:span text:style-name="MT2">)</text:span></text:p>
            </table:table-cell>
            <table:table-cell table:style-name="Table7.A1" office:value-type="string">
              <text:p text:style-name="MP1"><text:page-number text:select-page="current">2</text:page-number><text:span text:style-name="MT4"><text:s/>/ </text:span><text:page-count style:num-format="1">4</text:page-count></text:p>
            </table:table-cell>
          </table:table-row>
        </table:table>
        <text:p text:style-name="Standard"/>
      </style:footer>
    </style:master-page>
    <style:master-page style:name="Convert_20_1" style:display-name="Convert 1" style:page-layout-name="Mpm2">
      <style:footer>
        <table:table table:name="Table8" table:style-name="Table8">
          <table:table-column table:style-name="Table8.A" table:number-columns-repeated="2"/>
          <table:table-row table:style-name="Table8.1">
            <table:table-cell table:style-name="Table8.A1" office:value-type="string">
              <text:p text:style-name="Standard"><text:span text:style-name="MT1">Release/Waiver Agreement </text:span><text:span text:style-name="MT2">(Rev. </text:span><text:span text:style-name="MT3">2</text:span><text:span text:style-name="MT2">)</text:span></text:p>
            </table:table-cell>
            <table:table-cell table:style-name="Table8.A1" office:value-type="string">
              <text:p text:style-name="MP1"><text:page-number text:select-page="current">3</text:page-number><text:span text:style-name="MT4"><text:s/>/ </text:span><text:page-count style:num-format="1">4</text:page-count></text:p>
            </table:table-cell>
          </table:table-row>
        </table:table>
        <text:p text:style-name="Standard"/>
      </style:footer>
    </style:master-page>
    <style:master-page style:name="Convert_20_2" style:display-name="Convert 2" style:page-layout-name="Mpm3">
      <style:header>
        <text:p text:style-name="MP2"><text:span text:style-name="MT1">Release/Waiver Agreement </text:span><text:span text:style-name="MT2">(Rev. 133A0D6)</text:span></text:p>
      </style:header>
      <style:footer>
        <table:table table:name="Table9" table:style-name="Table9">
          <table:table-column table:style-name="Table9.A" table:number-columns-repeated="2"/>
          <table:table-row table:style-name="Table9.1">
            <table:table-cell table:style-name="Table9.A1" office:value-type="string">
              <text:p text:style-name="Normal_5f_1"><text:span text:style-name="MT1">Release/Waiver Agreement </text:span><text:span text:style-name="MT2">(Rev.</text:span><text:span text:style-name="MT3"> 2</text:span><text:span text:style-name="MT2">)</text:span></text:p>
            </table:table-cell>
            <table:table-cell table:style-name="Table9.B1" office:value-type="string">
              <text:p text:style-name="MP3"><text:span text:style-name="MT5"><text:page-number text:select-page="current">4</text:page-number></text:span><text:span text:style-name="MT6"><text:s/>/ </text:span><text:span text:style-name="MT5"><text:page-count style:num-format="1">4</text:page-count></text:span></text:p>
            </table:table-cell>
          </table:table-row>
        </table:table>
        <text:p text:style-name="Normal_5f_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rry McCarthy</meta:initial-creator>
    <meta:creation-date>2018-04-04T17:06:00</meta:creation-date>
    <dc:creator>Mai Sutton</dc:creator>
    <dc:date>2018-04-08T14:25:09.331773949</dc:date>
    <meta:print-date>2018-04-04T18:12:00</meta:print-date>
    <meta:editing-cycles>5</meta:editing-cycles>
    <meta:editing-duration>PT7M35S</meta:editing-duration>
    <meta:generator>LibreOffice/5.4.0.3$MacOSX_X86_64 LibreOffice_project/7556cbc6811c9d992f4064ab9287069087d7f62c</meta:generator>
    <meta:document-statistic meta:table-count="9" meta:image-count="0" meta:object-count="0" meta:page-count="4" meta:paragraph-count="67" meta:word-count="1016" meta:character-count="6512" meta:non-whitespace-character-count="5445"/>
  </office:meta>
</office:document-meta>
</file>